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765cm"/>
    </style:style>
    <style:style style:name="co2" style:family="table-column">
      <style:table-column-properties fo:break-before="auto" style:column-width="20.205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5.644cm"/>
    </style:style>
    <style:style style:name="co6" style:family="table-column">
      <style:table-column-properties fo:break-before="auto" style:column-width="4.228cm"/>
    </style:style>
    <style:style style:name="co7" style:family="table-column">
      <style:table-column-properties fo:break-before="auto" style:column-width="6.59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0.526cm"/>
    </style:style>
    <style:style style:name="co10" style:family="table-column">
      <style:table-column-properties fo:break-before="auto" style:column-width="0.997cm"/>
    </style:style>
    <style:style style:name="co11" style:family="table-column">
      <style:table-column-properties fo:break-before="auto" style:column-width="0.489cm"/>
    </style:style>
    <style:style style:name="co12" style:family="table-column">
      <style:table-column-properties fo:break-before="auto" style:column-width="0.453cm"/>
    </style:style>
    <style:style style:name="co13" style:family="table-column">
      <style:table-column-properties fo:break-before="auto" style:column-width="0.379cm"/>
    </style:style>
    <style:style style:name="co14" style:family="table-column">
      <style:table-column-properties fo:break-before="auto" style:column-width="0.344cm"/>
    </style:style>
    <style:style style:name="co15" style:family="table-column">
      <style:table-column-properties fo:break-before="auto" style:column-width="0.561cm"/>
    </style:style>
    <style:style style:name="co34" style:family="table-column">
      <style:table-column-properties fo:break-before="auto" style:column-width="0.852cm"/>
    </style:style>
    <style:style style:name="co35" style:family="table-column">
      <style:table-column-properties fo:break-before="auto" style:column-width="21.477cm"/>
    </style:style>
    <style:style style:name="co18" style:family="table-column">
      <style:table-column-properties fo:break-before="auto" style:column-width="25.652cm"/>
    </style:style>
    <style:style style:name="co19" style:family="table-column">
      <style:table-column-properties fo:break-before="auto" style:column-width="12.725cm"/>
    </style:style>
    <style:style style:name="co20" style:family="table-column">
      <style:table-column-properties fo:break-before="auto" style:column-width="0.78cm"/>
    </style:style>
    <style:style style:name="co21" style:family="table-column">
      <style:table-column-properties fo:break-before="auto" style:column-width="10.402cm"/>
    </style:style>
    <style:style style:name="co28" style:family="table-column">
      <style:table-column-properties fo:break-before="auto" style:column-width="0.743cm"/>
    </style:style>
    <style:style style:name="co29" style:family="table-column">
      <style:table-column-properties fo:break-before="auto" style:column-width="1.796cm"/>
    </style:style>
    <style:style style:name="co30" style:family="table-column">
      <style:table-column-properties fo:break-before="auto" style:column-width="2.522cm"/>
    </style:style>
    <style:style style:name="co31" style:family="table-column">
      <style:table-column-properties fo:break-before="auto" style:column-width="2.196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10.405cm"/>
    </style:style>
    <style:style style:name="co32" style:family="table-column">
      <style:table-column-properties fo:break-before="auto" style:column-width="2.305cm"/>
    </style:style>
    <style:style style:name="co33" style:family="table-column">
      <style:table-column-properties fo:break-before="auto" style:column-width="1.651cm"/>
    </style:style>
    <style:style style:name="co36" style:family="table-column">
      <style:table-column-properties fo:break-before="auto" style:column-width="1.942cm"/>
    </style:style>
    <style:style style:name="co37" style:family="table-column">
      <style:table-column-properties fo:break-before="auto" style:column-width="2.632cm"/>
    </style:style>
    <style:style style:name="co38" style:family="table-column">
      <style:table-column-properties fo:break-before="auto" style:column-width="0.924cm"/>
    </style:style>
    <style:style style:name="co39" style:family="table-column">
      <style:table-column-properties fo:break-before="auto" style:column-width="1.252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1.9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3.605cm" fo:break-before="auto" style:use-optimal-row-height="true"/>
    </style:style>
    <style:style style:name="ro9" style:family="table-row">
      <style:table-row-properties style:row-height="4.001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7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49" style:family="table-cell" style:parent-style-name="Default" style:data-style-name="N100">
      <style:table-cell-properties fo:background-color="#ffbf00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51" style:family="table-cell" style:parent-style-name="Default" style:data-style-name="N100"/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ffffff"/>
    </style:style>
    <style:style style:name="ce5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start" fo:margin-left="0cm"/>
    </style:style>
    <style:style style:name="ce55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start" fo:margin-left="0cm"/>
      <style:text-properties fo:color="#ffffff"/>
    </style:style>
    <style:style style:name="ce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7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66" style:family="table-cell" style:parent-style-name="Default" style:data-style-name="N0">
      <style:table-cell-properties fo:background-color="#ffbf00" style:text-align-source="fix" style:repeat-content="false" fo:border="0.74pt solid #000000" style:vertical-align="middle"/>
      <style:paragraph-properties fo:text-align="start" fo:margin-left="0cm"/>
    </style:style>
    <style:style style:name="ce6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6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3" style:family="table-cell" style:parent-style-name="Default" style:data-style-name="N100">
      <style:table-cell-properties fo:background-color="#ffbf00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" style:family="table-cell" style:parent-style-name="Default" style:data-style-name="N100"/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ffffff"/>
    </style:style>
    <style:style style:name="ce28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start" fo:margin-left="0cm"/>
    </style:style>
    <style:style style:name="ce30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start" fo:margin-left="0cm"/>
      <style:text-properties fo:color="#ffffff"/>
    </style:style>
    <style:style style:name="ce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32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start" fo:margin-left="0cm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0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41" style:family="table-cell" style:parent-style-name="Default" style:data-style-name="N0">
      <style:table-cell-properties fo:background-color="#ffbf00" style:text-align-source="fix" style:repeat-content="false" fo:border="0.74pt solid #000000" style:vertical-align="middle"/>
      <style:paragraph-properties fo:text-align="start" fo:margin-left="0cm"/>
    </style:style>
    <style:style style:name="ce4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4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SM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row table:style-name="ro1">
          <table:table-cell table:style-name="ce21" office:value-type="string" calcext:value-type="string">
            <text:p>Certificat Professional</text:p>
          </table:table-cell>
          <table:table-cell table:style-name="ce21" office:value-type="string" calcext:value-type="string">
            <text:p>Unitats/Estàndards de competència</text:p>
          </table:table-cell>
          <table:table-cell table:style-name="ce23" office:value-type="string" calcext:value-type="string">
            <text:p>Codi</text:p>
          </table:table-cell>
          <table:table-cell table:style-name="ce21" office:value-type="string" calcext:value-type="string">
            <text:p>Mòdul Professional</text:p>
          </table:table-cell>
        </table:table-row>
        <table:table-row table:style-name="ro1">
          <table:table-cell table:style-name="ce22" office:value-type="string" calcext:value-type="string" table:number-columns-spanned="1" table:number-rows-spanned="3">
            <text:p>Sistemas microinformáticos IFC078_2</text:p>
          </table:table-cell>
          <table:table-cell table:style-name="ce22" office:value-type="string" calcext:value-type="string">
            <text:p>UC0220_2: Instalar, configurar y verificar los elementos de la red local según procedimientos establecidos.</text:p>
          </table:table-cell>
          <table:table-cell table:style-name="ce24" office:value-type="string" calcext:value-type="string">
            <text:p>0225</text:p>
          </table:table-cell>
          <table:table-cell table:style-name="ce22" office:value-type="string" calcext:value-type="string">
            <text:p>Xarxes Locals</text:p>
          </table:table-cell>
        </table:table-row>
        <table:table-row table:style-name="ro1">
          <table:covered-table-cell table:style-name="ce22"/>
          <table:table-cell table:style-name="ce22" office:value-type="string" calcext:value-type="string">
            <text:p>UC0221_2: Instalar, configurar y mantener paquetes informáticos de propósito general y aplicaciones específicas.</text:p>
          </table:table-cell>
          <table:table-cell table:style-name="ce24" office:value-type="string" calcext:value-type="string">
            <text:p>0223</text:p>
          </table:table-cell>
          <table:table-cell table:style-name="ce22" office:value-type="string" calcext:value-type="string">
            <text:p>Aplicacions Ofimatiques</text:p>
          </table:table-cell>
        </table:table-row>
        <table:table-row table:style-name="ro1">
          <table:covered-table-cell table:style-name="ce22"/>
          <table:table-cell table:style-name="ce22" office:value-type="string" calcext:value-type="string">
            <text:p>UC0222_2: Facilitar al usuario la utilización de paquetes informáticos de propósito general y aplicaciones específicas. </text:p>
          </table:table-cell>
          <table:table-cell table:style-name="ce24" office:value-type="string" calcext:value-type="string">
            <text:p>0223</text:p>
          </table:table-cell>
          <table:table-cell table:style-name="ce22" office:value-type="string" calcext:value-type="string">
            <text:p>Aplicacions Ofimatiques</text:p>
          </table:table-cell>
        </table:table-row>
        <table:table-row table:style-name="ro1">
          <table:table-cell table:style-name="ce22" office:value-type="string" calcext:value-type="string" table:number-columns-spanned="1" table:number-rows-spanned="3">
            <text:p>Montaje y reparación de sistemas microinformáticos IFC298_2 </text:p>
          </table:table-cell>
          <table:table-cell table:style-name="ce22" office:value-type="string" calcext:value-type="string">
            <text:p>UC0953_2: Montar equipos microinformáticos. </text:p>
          </table:table-cell>
          <table:table-cell table:style-name="ce24" office:value-type="string" calcext:value-type="string">
            <text:p>0221</text:p>
          </table:table-cell>
          <table:table-cell table:style-name="ce22" office:value-type="string" calcext:value-type="string">
            <text:p>Montaje i Manteniment d’Equips</text:p>
          </table:table-cell>
        </table:table-row>
        <table:table-row table:style-name="ro1">
          <table:covered-table-cell table:style-name="ce22"/>
          <table:table-cell table:style-name="ce22" office:value-type="string" calcext:value-type="string">
            <text:p>UC0219_2: Instalar y configurar el software base en sistemas microinformáticos.</text:p>
          </table:table-cell>
          <table:table-cell table:style-name="ce24" office:value-type="string" calcext:value-type="string">
            <text:p>0222</text:p>
          </table:table-cell>
          <table:table-cell table:style-name="ce22" office:value-type="string" calcext:value-type="string">
            <text:p>Sistemes Operatius Monolloc</text:p>
          </table:table-cell>
        </table:table-row>
        <table:table-row table:style-name="ro1">
          <table:covered-table-cell table:style-name="ce22"/>
          <table:table-cell table:style-name="ce22" office:value-type="string" calcext:value-type="string">
            <text:p>UC0954_2: Reparar y ampliar equipamiento microinformático. </text:p>
          </table:table-cell>
          <table:table-cell table:style-name="ce24" office:value-type="string" calcext:value-type="string">
            <text:p>0221</text:p>
          </table:table-cell>
          <table:table-cell table:style-name="ce22" office:value-type="string" calcext:value-type="string">
            <text:p>Montaje i Manteniment d’Equips</text:p>
          </table:table-cell>
        </table:table-row>
        <table:table-row table:style-name="ro1">
          <table:table-cell table:style-name="ce22" office:value-type="string" calcext:value-type="string" table:number-columns-spanned="1" table:number-rows-spanned="3">
            <text:p>Operación de redes departamentales IFC299_2</text:p>
          </table:table-cell>
          <table:table-cell table:style-name="ce22" office:value-type="string" calcext:value-type="string">
            <text:p>UC0220_2: Instalar, configurar y verificar los elementos de la red local según procedimientos preestablecidos. </text:p>
          </table:table-cell>
          <table:table-cell table:style-name="ce24" office:value-type="string" calcext:value-type="string">
            <text:p>0225</text:p>
          </table:table-cell>
          <table:table-cell table:style-name="ce22" office:value-type="string" calcext:value-type="string">
            <text:p>Xarxes Locals</text:p>
          </table:table-cell>
        </table:table-row>
        <table:table-row table:style-name="ro1">
          <table:covered-table-cell table:style-name="ce22"/>
          <table:table-cell table:style-name="ce22" office:value-type="string" calcext:value-type="string">
            <text:p>UC0955_2: Monitorizar los procesos de comunicaciones de la red local.</text:p>
          </table:table-cell>
          <table:table-cell table:style-name="ce24" office:value-type="string" calcext:value-type="string">
            <text:p>0225</text:p>
          </table:table-cell>
          <table:table-cell table:style-name="ce22" office:value-type="string" calcext:value-type="string">
            <text:p>Xarxes Locals</text:p>
          </table:table-cell>
        </table:table-row>
        <table:table-row table:style-name="ro1">
          <table:covered-table-cell table:style-name="ce22"/>
          <table:table-cell table:style-name="ce22" office:value-type="string" calcext:value-type="string">
            <text:p>UC0956_2: Realizar los procesos de conexión entre redes privadas y redes públicas. </text:p>
          </table:table-cell>
          <table:table-cell table:style-name="ce24" office:value-type="string" calcext:value-type="string">
            <text:p>0225</text:p>
          </table:table-cell>
          <table:table-cell table:style-name="ce22" office:value-type="string" calcext:value-type="string">
            <text:p>Xarxes Locals</text:p>
          </table:table-cell>
        </table:table-row>
        <table:table-row table:style-name="ro1">
          <table:table-cell table:style-name="ce22" office:value-type="string" calcext:value-type="string" table:number-columns-spanned="1" table:number-rows-spanned="4">
            <text:p>Operación de sistemas informáticos IFC300_2</text:p>
          </table:table-cell>
          <table:table-cell table:style-name="ce22" office:value-type="string" calcext:value-type="string">
            <text:p>UC0219_2: Instalar y configurar el software base en sistemas microinformáticos. </text:p>
          </table:table-cell>
          <table:table-cell table:style-name="ce24" office:value-type="string" calcext:value-type="string">
            <text:p>0224</text:p>
          </table:table-cell>
          <table:table-cell table:style-name="ce22" office:value-type="string" calcext:value-type="string">
            <text:p>Sistemes Operatius en Xarxa</text:p>
          </table:table-cell>
        </table:table-row>
        <table:table-row table:style-name="ro1">
          <table:covered-table-cell table:style-name="ce22"/>
          <table:table-cell table:style-name="ce22" office:value-type="string" calcext:value-type="string">
            <text:p>UC0957_2: Mantener y regular el subsistema físico en sistemas informáticos.</text:p>
          </table:table-cell>
          <table:table-cell table:style-name="ce24" office:value-type="string" calcext:value-type="string">
            <text:p>0221</text:p>
          </table:table-cell>
          <table:table-cell table:style-name="ce22" office:value-type="string" calcext:value-type="string">
            <text:p>Montaje i Manteniment d’Equips</text:p>
          </table:table-cell>
        </table:table-row>
        <table:table-row table:style-name="ro1">
          <table:covered-table-cell table:style-name="ce22"/>
          <table:table-cell table:style-name="ce22" office:value-type="string" calcext:value-type="string">
            <text:p>UC0958_2: Ejecutar procedimientos de administración y mantenimiento en el software base y de aplicación del cliente.</text:p>
          </table:table-cell>
          <table:table-cell table:style-name="ce24" office:value-type="string" calcext:value-type="string">
            <text:p>0227</text:p>
          </table:table-cell>
          <table:table-cell table:style-name="ce22" office:value-type="string" calcext:value-type="string">
            <text:p>Serveis en Xarxa</text:p>
          </table:table-cell>
        </table:table-row>
        <table:table-row table:style-name="ro1">
          <table:covered-table-cell table:style-name="ce22"/>
          <table:table-cell table:style-name="ce22" office:value-type="string" calcext:value-type="string">
            <text:p>UC0959_2: Mantener la seguridad de los subsistemas físicos y lógicos en sistemas informáticos. </text:p>
          </table:table-cell>
          <table:table-cell table:style-name="ce24" office:value-type="string" calcext:value-type="string">
            <text:p>0226</text:p>
          </table:table-cell>
          <table:table-cell table:style-name="ce22" office:value-type="string" calcext:value-type="string">
            <text:p>Seguretat Informàtica</text:p>
          </table:table-cell>
        </table:table-row>
        <table:table-row table:style-name="ro1" table:number-rows-repeated="104856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alificacions_professionals_SMX_incompletes" table:style-name="ta1">
        <office:forms form:automatic-focus="false" form:apply-design-mode="false"/>
        <table:table-column table:style-name="co6" table:default-cell-style-name="ce26"/>
        <table:table-column table:style-name="co7" table:default-cell-style-name="ce26"/>
        <table:table-row table:style-name="ro1">
          <table:table-cell table:style-name="ce21" office:value-type="string" calcext:value-type="string">
            <text:p>Certificat Professional</text:p>
          </table:table-cell>
          <table:table-cell table:style-name="ce21" office:value-type="string" calcext:value-type="string">
            <text:p>Unitats/Estàndards de competènci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ntribucio_cp" table:style-name="ta1">
        <office:forms form:automatic-focus="false" form:apply-design-mode="false"/>
        <table:table-column table:style-name="co8" table:default-cell-style-name="ce27"/>
        <table:table-column table:style-name="co9" table:number-columns-repeated="12" table:default-cell-style-name="ce28"/>
        <table:table-row table:style-name="ro1">
          <table:table-cell office:value-type="string" calcext:value-type="string">
            <text:p>REF</text:p>
          </table:table-cell>
          <table:table-cell table:style-name="ce27" office:value-type="string" calcext:value-type="string">
            <text:p>a</text:p>
          </table:table-cell>
          <table:table-cell table:style-name="ce27" office:value-type="string" calcext:value-type="string">
            <text:p>b</text:p>
          </table:table-cell>
          <table:table-cell table:style-name="ce27" office:value-type="string" calcext:value-type="string">
            <text:p>c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g</text:p>
          </table:table-cell>
          <table:table-cell table:style-name="ce27" office:value-type="string" calcext:value-type="string">
            <text:p>h</text:p>
          </table:table-cell>
          <table:table-cell table:style-name="ce27" office:value-type="string" calcext:value-type="string">
            <text:p>i</text:p>
          </table:table-cell>
          <table:table-cell table:style-name="ce27" office:value-type="string" calcext:value-type="string">
            <text:p>j</text:p>
          </table:table-cell>
          <table:table-cell table:style-name="ce27" office:value-type="string" calcext:value-type="string">
            <text:p>k</text:p>
          </table:table-cell>
          <table:table-cell table:style-name="ce2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221 MME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2 SO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3 AOF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5 XAL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4 SO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6 SG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7 SX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8 APW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13 PIM</text:p>
          </table:table-cell>
          <table:table-cell table:number-columns-repeated="1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664 DI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12"/>
        </table:table-row>
      </table:table>
      <table:table table:name="contribucio_ra_cp" table:style-name="ta1">
        <office:forms form:automatic-focus="false" form:apply-design-mode="false"/>
        <table:table-column table:style-name="co10" table:default-cell-style-name="ce30"/>
        <table:table-column table:style-name="co11" table:number-columns-repeated="2" table:default-cell-style-name="ce31"/>
        <table:table-column table:style-name="co12" table:default-cell-style-name="ce31"/>
        <table:table-column table:style-name="co11" table:number-columns-repeated="2" table:default-cell-style-name="ce31"/>
        <table:table-column table:style-name="co13" table:default-cell-style-name="ce31"/>
        <table:table-column table:style-name="co11" table:number-columns-repeated="2" table:default-cell-style-name="ce31"/>
        <table:table-column table:style-name="co12" table:default-cell-style-name="ce31"/>
        <table:table-column table:style-name="co14" table:default-cell-style-name="ce31"/>
        <table:table-column table:style-name="co12" table:number-columns-repeated="2" table:default-cell-style-name="ce31"/>
        <table:table-column table:style-name="co15" table:visibility="collapse" table:default-cell-style-name="ce31"/>
        <table:table-column table:style-name="co11" table:visibility="collapse" table:number-columns-repeated="5" table:default-cell-style-name="ce31"/>
        <table:table-column table:style-name="co13" table:visibility="collapse" table:default-cell-style-name="ce31"/>
        <table:table-column table:style-name="co12" table:visibility="collapse" table:default-cell-style-name="ce31"/>
        <table:table-row table:style-name="ro1">
          <table:table-cell office:value-type="string" calcext:value-type="string">
            <text:p>RA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e</text:p>
          </table:table-cell>
          <table:table-cell table:style-name="ce30" office:value-type="string" calcext:value-type="string">
            <text:p>f</text:p>
          </table:table-cell>
          <table:table-cell table:style-name="ce30" office:value-type="string" calcext:value-type="string">
            <text:p>g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i</text:p>
          </table:table-cell>
          <table:table-cell table:style-name="ce30" office:value-type="string" calcext:value-type="string">
            <text:p>j</text:p>
          </table:table-cell>
          <table:table-cell table:style-name="ce30" office:value-type="string" calcext:value-type="string">
            <text:p>k</text:p>
          </table:table-cell>
          <table:table-cell table:style-name="ce30" office:value-type="string" calcext:value-type="string">
            <text:p>l</text:p>
          </table:table-cell>
          <table:table-cell table:style-name="ce30" office:value-type="string" calcext:value-type="string">
            <text:p>m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ñ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q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A1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4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5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6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7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8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8"/>
        </table:table-row>
      </table:table>
      <table:table table:name="ra_ca" table:style-name="ta1">
        <office:forms form:automatic-focus="false" form:apply-design-mode="false"/>
        <table:table-column table:style-name="co34" table:default-cell-style-name="ce33"/>
        <table:table-column table:style-name="co35" table:default-cell-style-name="Default"/>
        <table:table-column table:style-name="co18" table:default-cell-style-name="Default"/>
        <table:table-row table:style-name="ro1">
          <table:table-cell table:style-name="ce32"/>
          <table:table-cell office:value-type="string" calcext:value-type="string">
            <text:p>Resultat d’Aprenentatge</text:p>
          </table:table-cell>
          <table:table-cell office:value-type="string" calcext:value-type="string">
            <text:p>Criteris d’Avaluació</text:p>
          </table:table-cell>
        </table:table-row>
        <table:table-row table:style-name="ro2">
          <table:table-cell office:value-type="string" calcext:value-type="string">
            <text:p>RA1</text:p>
          </table:table-cell>
          <table:table-cell office:value-type="string" calcext:value-type="string">
            <text:p>Instala servicios de configuración dinámica, describiendo sus características y aplicaciones. </text:p>
          </table:table-cell>
          <table:table-cell office:value-type="string" calcext:value-type="string">
            <text:p>a) Se ha reconocido el funcionamiento de los mecanismos automatizados de configuración de los parámetros de red.</text:p>
            <text:p>b) Se han identificado las ventajas que proporcionan.</text:p>
            <text:p>c) Se han ilustrado los procedimientos y pautas que intervienen en una solicitud de configuración de los parámetros de red.</text:p>
            <text:p>d) Se ha instalado un servicio de configuración dinámica de los parámetros de red.</text:p>
            <text:p>e) Se ha preparado el servicio para asignar la configuración básica a los sistemas de una red local.</text:p>
            <text:p>f) Se han realizado asignaciones dinámicas y estáticas.</text:p>
            <text:p>g) Se han integrado en el servicio opciones adicionales de configuración.</text:p>
            <text:p>h) Se ha verificando la correcta asignación de los parámetros. </text:p>
          </table:table-cell>
        </table:table-row>
        <table:table-row table:style-name="ro2">
          <table:table-cell office:value-type="string" calcext:value-type="string">
            <text:p>RA2</text:p>
          </table:table-cell>
          <table:table-cell office:value-type="string" calcext:value-type="string">
            <text:p>Instala servicios de resolución de nombres, describiendo sus características y aplicaciones. </text:p>
          </table:table-cell>
          <table:table-cell office:value-type="string" calcext:value-type="string">
            <text:p>a) Se han identificado y descrito escenarios en los que surge la necesidad de un servicio de resolución de nombres.</text:p>
            <text:p>b) Se han clasificado los principales mecanismos de resolución de nombres.ç</text:p>
            <text:p>c) Se ha descrito la estructura, nomenclatura y funcionalidad de los sistemas de nombres jerárquicos.</text:p>
            <text:p>d) Se ha instalado un servicio jerárquico de resolución de nombres.</text:p>
            <text:p>e) Se ha preparado el servicio para almacenar las respuestas procedentes de servidores de redes públicas y servirlas a los equipos de la red local.</text:p>
            <text:p>f) Se han añadido registros de nombres correspondientes a una zona nueva, con opciones relativas a servidores de correo y alias.</text:p>
            <text:p>g) Se ha trabajado en grupo para realizar transferencias de zona entre dos o más servidores.</text:p>
            <text:p>h) Se ha comprobado el funcionamiento correcto del servidor. </text:p>
          </table:table-cell>
        </table:table-row>
        <table:table-row table:style-name="ro3">
          <table:table-cell office:value-type="string" calcext:value-type="string">
            <text:p>RA3</text:p>
          </table:table-cell>
          <table:table-cell office:value-type="string" calcext:value-type="string">
            <text:p>Instala servicios de transferencia de ficheros, describiendo sus características y aplicaciones. </text:p>
          </table:table-cell>
          <table:table-cell office:value-type="string" calcext:value-type="string">
            <text:p>a) Se ha establecido la utilidad y modo de operación del servicio de transferencia de ficheros.</text:p>
            <text:p>b) Se ha instalado un servicio de transferencia de ficheros.</text:p>
            <text:p>c) Se han creado usuarios y grupos para acceso remoto al servidor.</text:p>
            <text:p>d) Se ha configurado el acceso anónimo.</text:p>
            <text:p>e) Se han establecido límites en los distintos modos de acceso.</text:p>
            <text:p>f) Se ha comprobado el acceso al servidor, tanto en modo activo como en modo pasivo.</text:p>
            <text:p>g) Se han realizado pruebas con clientes en línea de comandos y en modo gráfico. </text:p>
          </table:table-cell>
        </table:table-row>
        <table:table-row table:style-name="ro3">
          <table:table-cell office:value-type="string" calcext:value-type="string">
            <text:p>RA4</text:p>
          </table:table-cell>
          <table:table-cell office:value-type="string" calcext:value-type="string">
            <text:p>Gestiona servidores de correo electrónico identificando requerimientos de utilización y aplicando criterios de configuración. </text:p>
          </table:table-cell>
          <table:table-cell office:value-type="string" calcext:value-type="string">
            <text:p> a) Se han descrito los diferentes protocolos que intervienen en el envío y recogida del correo electrónico.</text:p>
            <text:p>b) Se ha instalado un servidor de correo electrónico.</text:p>
            <text:p>c) Se han creado cuentas de usuario y verificado el acceso de las mismas.</text:p>
            <text:p>d) Se han definido alias para las cuentas de correo.</text:p>
            <text:p>e) Se han aplicado métodos para impedir usos indebidos del servidor de correo electrónico.</text:p>
            <text:p>f) Se han instalado servicios para permitir la recogida remota del correo existente en los buzones de usuario.</text:p>
            <text:p>g) Se han usado clientes de correo electrónico para enviar y recibir correo. </text:p>
          </table:table-cell>
        </table:table-row>
        <table:table-row table:style-name="ro4">
          <table:table-cell office:value-type="string" calcext:value-type="string">
            <text:p>RA5</text:p>
          </table:table-cell>
          <table:table-cell office:value-type="string" calcext:value-type="string">
            <text:p>Gestiona servidores web identificando requerimientos de utilización y aplicando criterios de configuración.</text:p>
          </table:table-cell>
          <table:table-cell office:value-type="string" calcext:value-type="string">
            <text:p>a) Se han descrito los fundamentos y protocolos en los que se basa el funcionamiento de un servidor web.</text:p>
            <text:p>b) Se ha instalado un servidor web.</text:p>
            <text:p>c) Se han creado sitios virtuales.</text:p>
            <text:p>d) Se han verificado las posibilidades existentes para discriminar el sitio destino del tráfico entrante al servidor.</text:p>
            <text:p>e) Se ha configurado la seguridad del servidor.</text:p>
            <text:p>f) Se ha comprobando el acceso de los usuarios al servidor.</text:p>
            <text:p>g) Se ha diferenciado y probado la ejecución de código en el servidor y en el cliente.</text:p>
            <text:p>h) Se han instalado módulos sobre el servidor.</text:p>
            <text:p>i) Se han establecido mecanismos para asegurar las comunicaciones entre el cliente y el servidor. </text:p>
          </table:table-cell>
        </table:table-row>
        <table:table-row table:style-name="ro3">
          <table:table-cell office:value-type="string" calcext:value-type="string">
            <text:p>RA6</text:p>
          </table:table-cell>
          <table:table-cell office:value-type="string" calcext:value-type="string">
            <text:p>Gestiona métodos de acceso remoto describiendo sus características e instalando los servicios correspondientes. </text:p>
          </table:table-cell>
          <table:table-cell office:value-type="string" calcext:value-type="string">
            <text:p>a) Se han descrito métodos de acceso y administración remota de sistemas.</text:p>
            <text:p>b) Se ha instalado un servicio de acceso remoto en línea de comandos.</text:p>
            <text:p>c) Se ha instalado un servicio de acceso remoto en modo gráfico.</text:p>
            <text:p>d) Se ha comprobado el funcionamiento de ambos métodos.</text:p>
            <text:p>e) Se han identificado las principales ventajas y deficiencias de cada uno.</text:p>
            <text:p>f) Se han realizado pruebas de acceso remoto entre sistemas de distinta naturaleza.</text:p>
            <text:p>g) Se han realizado pruebas de administración remota entre sistemas de distinta naturaleza. </text:p>
          </table:table-cell>
        </table:table-row>
        <table:table-row table:style-name="ro3">
          <table:table-cell office:value-type="string" calcext:value-type="string">
            <text:p>RA7</text:p>
          </table:table-cell>
          <table:table-cell office:value-type="string" calcext:value-type="string">
            <text:p>Despliega redes inalámbricas seguras justificando la configuración elegida y describiendo los procedimientos de implantación. </text:p>
          </table:table-cell>
          <table:table-cell office:value-type="string" calcext:value-type="string">
            <text:p>a) Se ha instalado un punto de acceso inalámbrico dentro de una red local.</text:p>
            <text:p>b) Se han reconocido los protocolos, modos de funcionamiento y principales parámetros de configuración del punto de acceso.</text:p>
            <text:p>c) Se ha seleccionado la configuración más idónea sobre distintos escenarios de prueba.</text:p>
            <text:p>d) Se ha establecido un mecanismo adecuado de seguridad para las comunicaciones inalámbricas.</text:p>
            <text:p>e) Se han usado diversos tipos de dispositivos y adaptadores inalámbricos para comprobar la cobertura.</text:p>
            <text:p>f) Se ha instalado un encaminador inalámbrico con conexión a red pública y servicios inalámbricos de red local.</text:p>
            <text:p>g) Se ha configurado y probado el encaminador desde los ordenadores de la red local. </text:p>
          </table:table-cell>
        </table:table-row>
        <table:table-row table:style-name="ro9">
          <table:table-cell office:value-type="string" calcext:value-type="string">
            <text:p>RA8</text:p>
          </table:table-cell>
          <table:table-cell office:value-type="string" calcext:value-type="string">
            <text:p><text:s/>Establece el acceso desde redes locales a redes públicas identificando posibles escenarios y aplicando software específico. </text:p>
          </table:table-cell>
          <table:table-cell office:value-type="string" calcext:value-type="string">
            <text:p>a) Se ha instalado y configurado el hardware de un sistema con acceso a una red privada local y a una red pública.</text:p>
            <text:p>b) Se ha instalado una aplicación que actúe de pasarela entre la red privada local y la red pública.</text:p>
            <text:p>c) Se han reconocido y diferenciado las principales características y posibilidades de la aplicación seleccionada.</text:p>
            <text:p>d) Se han configurado los sistemas de la red privada local para acceder a la red pública a través de la pasarela.</text:p>
            <text:p>e) Se han establecido los procedimientos de control de acceso para asegurar el tráfico que se transmite a través de la pasarela.</text:p>
            <text:p>f) Se han implementado mecanismos para acelerar las comunicaciones entre la red privada local y la pública.</text:p>
            <text:p>g) Se han identificado los posibles escenarios de aplicación de este tipo de mecanismos.</text:p>
            <text:p>h) Se ha establecido un mecanismo que permita reenviar tráfico de red entre dos o más interfaces de un mismo sistema.</text:p>
            <text:p>i) Se ha comprobado el acceso a una red determinada desde los sistemas conectados a otra red distinta.</text:p>
            <text:p>j) Se ha implantado y verificado la configuración para acceder desde una red pública a un servicio localizado en una máquina de una red privada local </text:p>
          </table:table-cell>
        </table:table-row>
      </table:table>
      <table:table table:name="continguts" table:style-name="ta1">
        <office:forms form:automatic-focus="false" form:apply-design-mode="false"/>
        <table:table-column table:style-name="co10" table:default-cell-style-name="ce22"/>
        <table:table-column table:style-name="co19" table:default-cell-style-name="ce22"/>
        <table:table-row table:style-name="ro1">
          <table:table-cell table:style-name="ce32" office:value-type="string" calcext:value-type="string">
            <text:p>RA</text:p>
          </table:table-cell>
          <table:table-cell table:style-name="ce32" office:value-type="string" calcext:value-type="string">
            <text:p>Continguts</text:p>
          </table:table-cell>
        </table:table-row>
        <table:table-row table:style-name="ro6">
          <table:table-cell office:value-type="string" calcext:value-type="string">
            <text:p>RA1</text:p>
          </table:table-cell>
          <table:table-cell office:value-type="string" calcext:value-type="string">
            <text:p>Instal·lació de servicis de configuració dinàmica de sistemes:</text:p>
            <text:p/>
            <text:p>– Adreça IP, màscara de xarxa, porta d’enllaç.</text:p>
            <text:p>– Dispositius de xarxa. Encaminadors i segments de xarxa. Difusions.</text:p>
            <text:p>– DHCP. Rangs, exclusions, concessions i reserves.</text:p>
            <text:p>– Opcions addicionals del protocol.</text:p>
          </table:table-cell>
        </table:table-row>
        <table:table-row table:style-name="ro3">
          <table:table-cell office:value-type="string" calcext:value-type="string">
            <text:p>RA2</text:p>
          </table:table-cell>
          <table:table-cell office:value-type="string" calcext:value-type="string">
            <text:p>Instal·lació de servicis de resolució de noms:</text:p>
            <text:p/>
            <text:p>– Sistemes de noms plans i jeràrquics.</text:p>
            <text:p>– Resolutors de noms. Procés de resolució d’un nom de domini.</text:p>
            <text:p>– Servidors arrel i dominis de primer nivell i successius.</text:p>
            <text:p>– Zones primàries i secundàries. Transferències de zona.</text:p>
            <text:p>– Tipus de registres.</text:p>
          </table:table-cell>
        </table:table-row>
        <table:table-row table:style-name="ro2">
          <table:table-cell office:value-type="string" calcext:value-type="string">
            <text:p>RA3</text:p>
          </table:table-cell>
          <table:table-cell office:value-type="string" calcext:value-type="string">
            <text:p>Instal·lació de servicis de transferència de fitxers:</text:p>
            <text:p/>
            <text:p>– Usuaris i grups. Accés anònim.</text:p>
            <text:p>– Permisos. Quotes. Límit d’amplada de banda.</text:p>
            <text:p>– Connexió de dades i connexió de control.</text:p>
            <text:p>– Comandaments de control, autenticació, gestió i transferència de fitxers.</text:p>
            <text:p>– Transferència en mode text i binari.</text:p>
            <text:p>– Mode actiu i mode passiu.</text:p>
          </table:table-cell>
        </table:table-row>
        <table:table-row table:style-name="ro6">
          <table:table-cell office:value-type="string" calcext:value-type="string">
            <text:p>RA4</text:p>
          </table:table-cell>
          <table:table-cell office:value-type="string" calcext:value-type="string">
            <text:p>Gestió de servicis de correu electrònic:</text:p>
            <text:p/>
            <text:p>– Agents i protocol de transferència de missatges.</text:p>
            <text:p>– Comptes de correu, àlies i bústies d’usuari.</text:p>
            <text:p>– Reexpedició de correu i correu no desitjat.</text:p>
            <text:p>– Protocols i servicis de descàrrega de correu</text:p>
          </table:table-cell>
        </table:table-row>
        <table:table-row table:style-name="ro3">
          <table:table-cell office:value-type="string" calcext:value-type="string">
            <text:p>RA5</text:p>
          </table:table-cell>
          <table:table-cell office:value-type="string" calcext:value-type="string">
            <text:p>Gestió de servidors web:</text:p>
            <text:p/>
            <text:p>– Servidors virtuals. Nom d’encapçalament de host.</text:p>
            <text:p>– Identificació d’un servidor virtual.</text:p>
            <text:p>– Accés anònim i autenticar. Formes d’autenticació.</text:p>
            <text:p>– Execució de codi. Scripts de servidor i de client.</text:p>
            <text:p>– Establiment de connexions segures.</text:p>
          </table:table-cell>
        </table:table-row>
        <table:table-row table:style-name="ro6">
          <table:table-cell table:style-name="ce34" office:value-type="string" calcext:value-type="string">
            <text:p>RA6</text:p>
          </table:table-cell>
          <table:table-cell office:value-type="string" calcext:value-type="string">
            <text:p>Gestió d’accés remot:</text:p>
            <text:p/>
            <text:p>– Terminals en mode text.</text:p>
            <text:p>– Terminals en mode gràfic.</text:p>
            <text:p>– Protocols d’accés.</text:p>
            <text:p>– Protocols d’administració remota.</text:p>
          </table:table-cell>
        </table:table-row>
        <table:table-row table:style-name="ro4">
          <table:table-cell table:style-name="ce34" office:value-type="string" calcext:value-type="string">
            <text:p>RA7</text:p>
          </table:table-cell>
          <table:table-cell office:value-type="string" calcext:value-type="string">
            <text:p>Desplegament de xarxes sense fil:</text:p>
            <text:p/>
            <text:p>– Punts d’accés.</text:p>
            <text:p>– Encaminadors sense fil.</text:p>
            <text:p>– Estàndards de connexió i velocitats suportades.</text:p>
            <text:p>– Identificadors de servici.</text:p>
            <text:p>– Seguretat en xarxes sense fil.</text:p>
            <text:p>– Connexions punt a punt i en infraestructura.</text:p>
            <text:p>– Adreces MAC i filtratge del trànsit.</text:p>
          </table:table-cell>
        </table:table-row>
        <table:table-row table:style-name="ro6">
          <table:table-cell table:style-name="ce34" office:value-type="string" calcext:value-type="string">
            <text:p>RA8</text:p>
          </table:table-cell>
          <table:table-cell office:value-type="string" calcext:value-type="string">
            <text:p>Interconnexió de xarxes privades amb xarxes públiques:</text:p>
            <text:p/>
            <text:p>– Passarel·les a nivell d’aplicació. Emmagatzemament en memòria cau.</text:p>
            <text:p>– Encaminament del trànsit entre interfícies de xarxa.</text:p>
            <text:p>– Tallafocs. Filtrat del trànsit entre xarxes.</text:p>
            <text:p>– Reexpedició de ports.</text:p>
          </table:table-cell>
        </table:table-row>
      </table:table>
      <table:table table:name="sequenciacio_up_ra" table:style-name="ta1">
        <office:forms form:automatic-focus="false" form:apply-design-mode="false"/>
        <table:table-column table:style-name="co20" table:default-cell-style-name="Default"/>
        <table:table-column table:style-name="co27" table:default-cell-style-name="ce63"/>
        <table:table-column table:style-name="co8" table:number-columns-repeated="2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ce63"/>
        <table:table-column table:style-name="co39" table:default-cell-style-name="ce63"/>
        <table:table-column table:style-name="co40" table:default-cell-style-name="ce63"/>
        <table:table-column table:style-name="co41" table:default-cell-style-name="ce63"/>
        <table:table-row table:style-name="ro1">
          <table:table-cell table:style-name="ce60" office:value-type="string" calcext:value-type="string">
            <text:p>UP</text:p>
          </table:table-cell>
          <table:table-cell table:style-name="ce32" office:value-type="string" calcext:value-type="string">
            <text:p>Títol</text:p>
          </table:table-cell>
          <table:table-cell table:style-name="ce60" office:value-type="string" calcext:value-type="string">
            <text:p>RA1</text:p>
          </table:table-cell>
          <table:table-cell table:style-name="ce60" office:value-type="string" calcext:value-type="string">
            <text:p>RA2</text:p>
          </table:table-cell>
          <table:table-cell table:style-name="ce60" office:value-type="string" calcext:value-type="string">
            <text:p>RA3</text:p>
          </table:table-cell>
          <table:table-cell table:style-name="ce60" office:value-type="string" calcext:value-type="string">
            <text:p>RA4</text:p>
          </table:table-cell>
          <table:table-cell table:style-name="ce60" office:value-type="string" calcext:value-type="string">
            <text:p>RA5</text:p>
          </table:table-cell>
          <table:table-cell table:style-name="ce60" office:value-type="string" calcext:value-type="string">
            <text:p>RA6</text:p>
          </table:table-cell>
          <table:table-cell table:style-name="ce60" office:value-type="string" calcext:value-type="string">
            <text:p>RA7</text:p>
          </table:table-cell>
          <table:table-cell table:style-name="ce60" office:value-type="string" calcext:value-type="string">
            <text:p>RA8</text:p>
          </table:table-cell>
          <table:table-cell table:style-name="ce32" office:value-type="string" calcext:value-type="string">
            <text:p>Pes</text:p>
          </table:table-cell>
          <table:table-cell table:style-name="ce32" office:value-type="string" calcext:value-type="string">
            <text:p>Hores</text:p>
          </table:table-cell>
          <table:table-cell table:style-name="ce32" office:value-type="string" calcext:value-type="string">
            <text:p>Sesions</text:p>
          </table:table-cell>
          <table:table-cell table:style-name="ce32" office:value-type="string" calcext:value-type="string">
            <text:p>Setmanes</text:p>
          </table:table-cell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22" office:value-type="string" calcext:value-type="string">
            <text:p>Comprobació d l’assoliment de XAL i SOM:</text:p>
          </table:table-cell>
          <table:table-cell table:style-name="ce36" table:number-columns-repeated="8"/>
          <table:table-cell table:style-name="ce22" office:value-type="float" office:value="2" calcext:value-type="float">
            <text:p>2</text:p>
          </table:table-cell>
          <table:table-cell table:style-name="ce22" table:formula="of:=176*([.K2]/100)" office:value-type="float" office:value="3.52" calcext:value-type="float">
            <text:p>3,52</text:p>
          </table:table-cell>
          <table:table-cell table:style-name="ce22" table:formula="of:=ROUND(([.L2]*60)/55)" office:value-type="float" office:value="4" calcext:value-type="float">
            <text:p>4</text:p>
          </table:table-cell>
          <table:table-cell table:style-name="ce22" table:formula="of:=ROUND([.M2]/7)" office:value-type="float" office:value="1" calcext:value-type="float">
            <text:p>1</text:p>
          </table:table-cell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22" office:value-type="string" calcext:value-type="string">
            <text:p>Gestió d’accés remot:</text:p>
          </table:table-cell>
          <table:table-cell table:style-name="ce36" table:number-columns-repeated="5"/>
          <table:table-cell table:style-name="ce36" office:value-type="string" calcext:value-type="string">
            <text:p>RA6-e,h..l</text:p>
          </table:table-cell>
          <table:table-cell table:style-name="ce36" table:number-columns-repeated="2"/>
          <table:table-cell table:style-name="ce22" office:value-type="float" office:value="13" calcext:value-type="float">
            <text:p>13</text:p>
          </table:table-cell>
          <table:table-cell table:style-name="ce22" table:formula="of:=176*([.K3]/100)" office:value-type="float" office:value="22.88" calcext:value-type="float">
            <text:p>22,88</text:p>
          </table:table-cell>
          <table:table-cell table:style-name="ce22" table:formula="of:=ROUND(([.L3]*60)/55)" office:value-type="float" office:value="25" calcext:value-type="float">
            <text:p>25</text:p>
          </table:table-cell>
          <table:table-cell table:style-name="ce22" table:formula="of:=ROUND([.M3]/7)" office:value-type="float" office:value="4" calcext:value-type="float">
            <text:p>4</text:p>
          </table:table-cell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22" office:value-type="string" calcext:value-type="string">
            <text:p>Instal·lació de servicis de configuració dinàmica de sistemes:</text:p>
          </table:table-cell>
          <table:table-cell table:style-name="ce36" office:value-type="string" calcext:value-type="string">
            <text:p>RA1-d,e,h..l</text:p>
          </table:table-cell>
          <table:table-cell table:style-name="ce36" table:number-columns-repeated="7"/>
          <table:table-cell table:style-name="ce22" office:value-type="float" office:value="13" calcext:value-type="float">
            <text:p>13</text:p>
          </table:table-cell>
          <table:table-cell table:style-name="ce22" table:formula="of:=176*([.K4]/100)" office:value-type="float" office:value="22.88" calcext:value-type="float">
            <text:p>22,88</text:p>
          </table:table-cell>
          <table:table-cell table:style-name="ce22" table:formula="of:=ROUND(([.L4]*60)/55)" office:value-type="float" office:value="25" calcext:value-type="float">
            <text:p>25</text:p>
          </table:table-cell>
          <table:table-cell table:style-name="ce22" table:formula="of:=ROUND([.M4]/7)" office:value-type="float" office:value="4" calcext:value-type="float">
            <text:p>4</text:p>
          </table:table-cell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22" office:value-type="string" calcext:value-type="string">
            <text:p>Instal·lació de servicis de resolució de noms:</text:p>
          </table:table-cell>
          <table:table-cell table:style-name="ce36"/>
          <table:table-cell table:style-name="ce36" office:value-type="string" calcext:value-type="string">
            <text:p>RA2-d,e,h..l</text:p>
          </table:table-cell>
          <table:table-cell table:style-name="ce36" table:number-columns-repeated="6"/>
          <table:table-cell table:style-name="ce22" office:value-type="float" office:value="15" calcext:value-type="float">
            <text:p>15</text:p>
          </table:table-cell>
          <table:table-cell table:style-name="ce22" table:formula="of:=176*([.K5]/100)" office:value-type="float" office:value="26.4" calcext:value-type="float">
            <text:p>26,4</text:p>
          </table:table-cell>
          <table:table-cell table:style-name="ce22" table:formula="of:=ROUND(([.L5]*60)/55)" office:value-type="float" office:value="29" calcext:value-type="float">
            <text:p>29</text:p>
          </table:table-cell>
          <table:table-cell table:style-name="ce22" table:formula="of:=ROUND([.M5]/7)" office:value-type="float" office:value="4" calcext:value-type="float">
            <text:p>4</text:p>
          </table:table-cell>
        </table:table-row>
        <table:table-row table:style-name="ro1">
          <table:table-cell table:style-name="ce36" office:value-type="float" office:value="5" calcext:value-type="float">
            <text:p>5</text:p>
          </table:table-cell>
          <table:table-cell table:style-name="ce22" office:value-type="string" calcext:value-type="string">
            <text:p>Instal·lació de servicis de transferència de fitxers:</text:p>
          </table:table-cell>
          <table:table-cell table:style-name="ce36" table:number-columns-repeated="2"/>
          <table:table-cell table:style-name="ce36" office:value-type="string" calcext:value-type="string">
            <text:p>RA3-e,h,i,k,l</text:p>
          </table:table-cell>
          <table:table-cell table:style-name="ce36" table:number-columns-repeated="5"/>
          <table:table-cell table:style-name="ce22" office:value-type="float" office:value="14" calcext:value-type="float">
            <text:p>14</text:p>
          </table:table-cell>
          <table:table-cell table:style-name="ce22" table:formula="of:=176*([.K6]/100)" office:value-type="float" office:value="24.64" calcext:value-type="float">
            <text:p>24,64</text:p>
          </table:table-cell>
          <table:table-cell table:style-name="ce22" table:formula="of:=ROUND(([.L6]*60)/55)" office:value-type="float" office:value="27" calcext:value-type="float">
            <text:p>27</text:p>
          </table:table-cell>
          <table:table-cell table:style-name="ce22" table:formula="of:=ROUND([.M6]/7)" office:value-type="float" office:value="4" calcext:value-type="float">
            <text:p>4</text:p>
          </table:table-cell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22" office:value-type="string" calcext:value-type="string">
            <text:p>Gestió de servidors web:</text:p>
          </table:table-cell>
          <table:table-cell table:style-name="ce36" table:number-columns-repeated="3"/>
          <table:table-cell table:style-name="ce36" office:value-type="string" calcext:value-type="string">
            <text:p>RA4-i,k,l</text:p>
          </table:table-cell>
          <table:table-cell table:style-name="ce36" table:number-columns-repeated="4"/>
          <table:table-cell table:style-name="ce22" office:value-type="float" office:value="14" calcext:value-type="float">
            <text:p>14</text:p>
          </table:table-cell>
          <table:table-cell table:style-name="ce22" table:formula="of:=176*([.K7]/100)" office:value-type="float" office:value="24.64" calcext:value-type="float">
            <text:p>24,64</text:p>
          </table:table-cell>
          <table:table-cell table:style-name="ce22" table:formula="of:=ROUND(([.L7]*60)/55)" office:value-type="float" office:value="27" calcext:value-type="float">
            <text:p>27</text:p>
          </table:table-cell>
          <table:table-cell table:style-name="ce22" table:formula="of:=ROUND([.M7]/7)" office:value-type="float" office:value="4" calcext:value-type="float">
            <text:p>4</text:p>
          </table:table-cell>
        </table:table-row>
        <table:table-row table:style-name="ro1">
          <table:table-cell table:style-name="ce36" office:value-type="float" office:value="7" calcext:value-type="float">
            <text:p>7</text:p>
          </table:table-cell>
          <table:table-cell table:style-name="ce22" office:value-type="string" calcext:value-type="string">
            <text:p>Gestió de servicis de correu electrònic:</text:p>
          </table:table-cell>
          <table:table-cell table:style-name="ce36" office:value-type="string" calcext:value-type="string">
            <text:p>RA5-i,k,l</text:p>
          </table:table-cell>
          <table:table-cell table:style-name="ce36" table:number-columns-repeated="3"/>
          <table:table-cell table:style-name="ce36" office:value-type="string" calcext:value-type="string">
            <text:p>RA5-i,k,l</text:p>
          </table:table-cell>
          <table:table-cell table:style-name="ce36" table:number-columns-repeated="3"/>
          <table:table-cell table:style-name="ce22" office:value-type="float" office:value="15" calcext:value-type="float">
            <text:p>15</text:p>
          </table:table-cell>
          <table:table-cell table:style-name="ce22" table:formula="of:=176*([.K8]/100)" office:value-type="float" office:value="26.4" calcext:value-type="float">
            <text:p>26,4</text:p>
          </table:table-cell>
          <table:table-cell table:style-name="ce22" table:formula="of:=ROUND(([.L8]*60)/55)" office:value-type="float" office:value="29" calcext:value-type="float">
            <text:p>29</text:p>
          </table:table-cell>
          <table:table-cell table:style-name="ce22" table:formula="of:=ROUND([.M8]/7)" office:value-type="float" office:value="4" calcext:value-type="float">
            <text:p>4</text:p>
          </table:table-cell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22" office:value-type="string" calcext:value-type="string">
            <text:p>Desplegament de xarxes sense fil:</text:p>
          </table:table-cell>
          <table:table-cell table:style-name="ce36" table:number-columns-repeated="6"/>
          <table:table-cell table:style-name="ce36" office:value-type="string" calcext:value-type="string">
            <text:p>RA7-d,e,h,i,k,l</text:p>
          </table:table-cell>
          <table:table-cell table:style-name="ce36"/>
          <table:table-cell table:style-name="ce22" office:value-type="float" office:value="4" calcext:value-type="float">
            <text:p>4</text:p>
          </table:table-cell>
          <table:table-cell table:style-name="ce22" table:formula="of:=176*([.K9]/100)" office:value-type="float" office:value="7.04" calcext:value-type="float">
            <text:p>7,04</text:p>
          </table:table-cell>
          <table:table-cell table:style-name="ce22" table:formula="of:=ROUND(([.L9]*60)/55)" office:value-type="float" office:value="8" calcext:value-type="float">
            <text:p>8</text:p>
          </table:table-cell>
          <table:table-cell table:style-name="ce22" table:formula="of:=ROUND([.M9]/7)" office:value-type="float" office:value="1" calcext:value-type="float">
            <text:p>1</text:p>
          </table:table-cell>
        </table:table-row>
        <table:table-row table:style-name="ro1">
          <table:table-cell table:style-name="ce36" office:value-type="float" office:value="9" calcext:value-type="float">
            <text:p>9</text:p>
          </table:table-cell>
          <table:table-cell table:style-name="ce22" office:value-type="string" calcext:value-type="string">
            <text:p>Interconnexió de xarxes privades amb xarxes públiques:</text:p>
          </table:table-cell>
          <table:table-cell table:style-name="ce36" table:number-columns-repeated="7"/>
          <table:table-cell table:style-name="ce36" office:value-type="string" calcext:value-type="string">
            <text:p>RA8-d,e,h,i,k,l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formula="of:=176*([.K10]/100)" office:value-type="float" office:value="17.6" calcext:value-type="float">
            <text:p>17,6</text:p>
          </table:table-cell>
          <table:table-cell table:style-name="ce22" table:formula="of:=ROUND(([.L10]*60)/55)" office:value-type="float" office:value="19" calcext:value-type="float">
            <text:p>19</text:p>
          </table:table-cell>
          <table:table-cell table:style-name="ce22" table:formula="of:=ROUND([.M10]/7)" office:value-type="float" office:value="3" calcext:value-type="float">
            <text:p>3</text:p>
          </table:table-cell>
        </table:table-row>
        <table:table-row table:style-name="ro1" table:visibility="collapse" table:number-rows-repeated="2">
          <table:table-cell table:style-name="ce36"/>
          <table:table-cell table:style-name="ce22"/>
          <table:table-cell table:style-name="ce36" table:number-columns-repeated="8"/>
          <table:table-cell table:style-name="ce22" table:number-columns-repeated="2"/>
          <table:table-cell table:style-name="ce34" table:number-columns-repeated="2"/>
        </table:table-row>
        <table:table-row table:style-name="ro1">
          <table:table-cell table:style-name="ce62"/>
          <table:table-cell table:style-name="ce34"/>
          <table:table-cell table:style-name="ce62" table:number-columns-repeated="8"/>
          <table:table-cell table:style-name="ce22" table:formula="of:=SUM([.K2:.K10])" office:value-type="float" office:value="100" calcext:value-type="float">
            <text:p>100</text:p>
          </table:table-cell>
          <table:table-cell table:style-name="ce22" table:formula="of:=SUM([.L2:.L10])" office:value-type="float" office:value="176" calcext:value-type="float">
            <text:p>176</text:p>
          </table:table-cell>
          <table:table-cell table:style-name="ce22" table:formula="of:=SUM([.M2:.M10])" office:value-type="float" office:value="193" calcext:value-type="float">
            <text:p>193</text:p>
          </table:table-cell>
          <table:table-cell table:style-name="ce22" table:formula="of:=SUM([.N2:.N10])" office:value-type="float" office:value="29" calcext:value-type="float">
            <text:p>29</text:p>
          </table:table-cell>
        </table:table-row>
        <table:table-row table:style-name="ro1" table:number-rows-repeated="104856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equenciacio_up_continguts" table:style-name="ta1">
        <table:table-column table:style-name="co20" table:default-cell-style-name="ce36"/>
        <table:table-column table:style-name="co21" table:default-cell-style-name="ce22"/>
        <table:table-column table:style-name="co28" table:number-columns-repeated="9" table:default-cell-style-name="ce22"/>
        <table:table-row table:style-name="ro1">
          <table:table-cell table:style-name="ce32" office:value-type="string" calcext:value-type="string">
            <text:p>UP</text:p>
          </table:table-cell>
          <table:table-cell table:style-name="ce32" office:value-type="string" calcext:value-type="string">
            <text:p>Títol</text:p>
          </table:table-cell>
          <table:table-cell table:style-name="ce32" office:value-type="string" calcext:value-type="string">
            <text:p>C1</text:p>
          </table:table-cell>
          <table:table-cell table:style-name="ce32" office:value-type="string" calcext:value-type="string">
            <text:p>C2</text:p>
          </table:table-cell>
          <table:table-cell table:style-name="ce32" office:value-type="string" calcext:value-type="string">
            <text:p>C3</text:p>
          </table:table-cell>
          <table:table-cell table:style-name="ce32" office:value-type="string" calcext:value-type="string">
            <text:p>C4</text:p>
          </table:table-cell>
          <table:table-cell table:style-name="ce32" office:value-type="string" calcext:value-type="string">
            <text:p>C5</text:p>
          </table:table-cell>
          <table:table-cell table:style-name="ce32" office:value-type="string" calcext:value-type="string">
            <text:p>C6</text:p>
          </table:table-cell>
          <table:table-cell table:style-name="ce32" office:value-type="string" calcext:value-type="string">
            <text:p>C7</text:p>
          </table:table-cell>
          <table:table-cell table:style-name="ce32" office:value-type="string" calcext:value-type="string">
            <text:p>C8</text:p>
          </table:table-cell>
          <table:table-cell table:style-name="ce32" office:value-type="string" calcext:value-type="string">
            <text:p>C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robació d l’assoliment de XAL i SOM: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stió d’accés remot: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stal·lació de servicis de configuració dinàmica de sistemes: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stal·lació de servicis de resolució de noms: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stal·lació de servicis de transferència de fitxers: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stió de servidors web: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stió de servicis de correu electrònic: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splegament de xarxes sense fil: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rconnexió de xarxes privades amb xarxes públiques:</text:p>
          </table:table-cell>
          <table:table-cell table:number-columns-repeated="8"/>
          <table:table-cell office:value-type="string" calcext:value-type="string">
            <text:p>x</text:p>
          </table:table-cell>
        </table:table-row>
      </table:table>
      <table:table table:name="temporalització" table:style-name="ta1">
        <table:table-column table:style-name="co20" table:default-cell-style-name="ce36"/>
        <table:table-column table:style-name="co21" table:default-cell-style-name="ce22"/>
        <table:table-column table:style-name="co29" table:default-cell-style-name="ce22"/>
        <table:table-row table:style-name="ro1">
          <table:table-cell table:style-name="ce32" office:value-type="string" calcext:value-type="string">
            <text:p>UP</text:p>
          </table:table-cell>
          <table:table-cell table:style-name="ce32" office:value-type="string" calcext:value-type="string">
            <text:p>Títol</text:p>
          </table:table-cell>
          <table:table-cell table:style-name="ce32" office:value-type="string" calcext:value-type="string">
            <text:p>Trimes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robació d l’assoliment de XAL i SOM: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stió d’accés remot: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stal·lació de servicis de configuració dinàmica de sistemes: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stal·lació de servicis de resolució de noms: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stal·lació de servicis de transferència de fitxers: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stió de servidors web: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stió de servicis de correu electrònic: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splegament de xarxes sense fil: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rconnexió de xarxes privades amb xarxes públiques:</text:p>
          </table:table-cell>
          <table:table-cell/>
        </table:table-row>
      </table:table>
      <table:table table:name="avaluacio" table:style-name="ta1">
        <table:table-column table:style-name="co18" table:default-cell-style-name="Default"/>
        <table:table-column table:style-name="co30" table:default-cell-style-name="ce44"/>
        <table:table-column table:style-name="co31" table:default-cell-style-name="ce44"/>
        <table:table-row table:style-name="ro1">
          <table:table-cell table:style-name="ce32" office:value-type="string" calcext:value-type="string">
            <text:p>Resultat d’Aprenentatge</text:p>
          </table:table-cell>
          <table:table-cell table:style-name="ce41" office:value-type="string" calcext:value-type="string">
            <text:p>Pond. Parcial</text:p>
          </table:table-cell>
          <table:table-cell table:style-name="ce41" office:value-type="string" calcext:value-type="string">
            <text:p>Pond. Total</text:p>
          </table:table-cell>
        </table:table-row>
        <table:table-row table:style-name="ro1">
          <table:table-cell table:style-name="ce39" table:formula="of:=COM.MICROSOFT.CONCAT([$ra_ca.A2];&quot;: &quot;;[$ra_ca.B2])" office:value-type="string" office:string-value="RA1: Instala servicios de configuración dinámica, describiendo sus características y aplicaciones. " calcext:value-type="string">
            <text:p>RA1: Instala servicios de configuración dinámica, describiendo sus características y aplicaciones. </text:p>
          </table:table-cell>
          <table:table-cell table:style-name="ce42"/>
          <table:table-cell table:style-name="ce42" office:value-type="float" office:value="1.5" calcext:value-type="float">
            <text:p>1,5</text:p>
          </table:table-cell>
        </table:table-row>
        <table:table-row table:style-name="ro1">
          <table:table-cell table:style-name="ce22" office:value-type="string" calcext:value-type="string">
            <text:p>a) Se ha reconocido el funcionamiento de los mecanismos automatizados de configuración de los parámetros de red.</text:p>
          </table:table-cell>
          <table:table-cell table:style-name="ce43" office:value-type="float" office:value="0.2" calcext:value-type="float">
            <text:p>0,2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b) Se han identificado las ventajas que proporcionan.</text:p>
          </table:table-cell>
          <table:table-cell table:style-name="ce43" office:value-type="float" office:value="0.2" calcext:value-type="float">
            <text:p>0,2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c) Se han ilustrado los procedimientos y pautas que intervienen en una solicitud de configuración de los parámetros de red.</text:p>
          </table:table-cell>
          <table:table-cell table:style-name="ce43" office:value-type="string" calcext:value-type="string">
            <text:p>0.2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d) Se ha instalado un servicio de configuración dinámica de los parámetros de red.</text:p>
          </table:table-cell>
          <table:table-cell table:style-name="ce43" office:value-type="float" office:value="0.2" calcext:value-type="float">
            <text:p>0,2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e) Se ha preparado el servicio para asignar la configuración básica a los sistemas de una red local.</text:p>
          </table:table-cell>
          <table:table-cell table:style-name="ce43" office:value-type="float" office:value="0.2" calcext:value-type="float">
            <text:p>0,2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f) Se han realizado asignaciones dinámicas y estáticas.</text:p>
          </table:table-cell>
          <table:table-cell table:style-name="ce43" office:value-type="float" office:value="0.3" calcext:value-type="float">
            <text:p>0,3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g) Se han integrado en el servicio opciones adicionales de configuración.</text:p>
          </table:table-cell>
          <table:table-cell table:style-name="ce43" office:value-type="float" office:value="0.3" calcext:value-type="float">
            <text:p>0,3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h) Se ha verificando la correcta asignación de los parámetros. </text:p>
          </table:table-cell>
          <table:table-cell table:style-name="ce43" office:value-type="float" office:value="0.1" calcext:value-type="float">
            <text:p>0,1</text:p>
          </table:table-cell>
          <table:table-cell table:style-name="ce43"/>
        </table:table-row>
        <table:table-row table:style-name="ro1">
          <table:table-cell table:style-name="ce39" table:formula="of:=COM.MICROSOFT.CONCAT([$ra_ca.A3];&quot;: &quot;;[$ra_ca.B3])" office:value-type="string" office:string-value="RA2: Instala servicios de resolución de nombres, describiendo sus características y aplicaciones. " calcext:value-type="string">
            <text:p>RA2: Instala servicios de resolución de nombres, describiendo sus características y aplicaciones. </text:p>
          </table:table-cell>
          <table:table-cell table:style-name="ce43"/>
          <table:table-cell table:style-name="ce43" office:value-type="float" office:value="1.3" calcext:value-type="float">
            <text:p>1,3</text:p>
          </table:table-cell>
        </table:table-row>
        <table:table-row table:style-name="ro1">
          <table:table-cell table:style-name="ce40" office:value-type="string" calcext:value-type="string">
            <text:p>a) Se han identificado y descrito escenarios en los que surge la necesidad de un servicio de resolución de nombres.</text:p>
          </table:table-cell>
          <table:table-cell table:style-name="ce43" office:value-type="float" office:value="0.1" calcext:value-type="float">
            <text:p>0,1</text:p>
          </table:table-cell>
          <table:table-cell table:style-name="ce42"/>
        </table:table-row>
        <table:table-row table:style-name="ro1">
          <table:table-cell table:style-name="ce22" office:value-type="string" calcext:value-type="string">
            <text:p>b) Se han clasificado los principales mecanismos de resolución de nombres.ç</text:p>
          </table:table-cell>
          <table:table-cell table:style-name="ce43" office:value-type="float" office:value="0.2" calcext:value-type="float">
            <text:p>0,2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c) Se ha descrito la estructura, nomenclatura y funcionalidad de los sistemas de nombres jerárquicos.</text:p>
          </table:table-cell>
          <table:table-cell table:style-name="ce43" office:value-type="float" office:value="0.1" calcext:value-type="float">
            <text:p>0,1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d) Se ha instalado un servicio jerárquico de resolución de nombres.</text:p>
          </table:table-cell>
          <table:table-cell table:style-name="ce43" office:value-type="float" office:value="0.2" calcext:value-type="float">
            <text:p>0,2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e) Se ha preparado el servicio para almacenar las respuestas procedentes de servidores de redes públicas y servirlas a los equipos de la red local.</text:p>
          </table:table-cell>
          <table:table-cell table:style-name="ce43" office:value-type="float" office:value="0.2" calcext:value-type="float">
            <text:p>0,2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f) Se han añadido registros de nombres correspondientes a una zona nueva, con opciones relativas a servidores de correo y alias.</text:p>
          </table:table-cell>
          <table:table-cell table:style-name="ce43" office:value-type="float" office:value="0.2" calcext:value-type="float">
            <text:p>0,2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g) Se ha trabajado en grupo para realizar transferencias de zona entre dos o más servidores.</text:p>
          </table:table-cell>
          <table:table-cell table:style-name="ce43" office:value-type="float" office:value="0.2" calcext:value-type="float">
            <text:p>0,2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h) Se ha comprobado el funcionamiento correcto del servidor. </text:p>
          </table:table-cell>
          <table:table-cell table:style-name="ce43" office:value-type="float" office:value="0.1" calcext:value-type="float">
            <text:p>0,1</text:p>
          </table:table-cell>
          <table:table-cell table:style-name="ce43"/>
        </table:table-row>
        <table:table-row table:style-name="ro1">
          <table:table-cell table:style-name="ce39" table:formula="of:=COM.MICROSOFT.CONCAT([$ra_ca.A4];&quot;: &quot;;[$ra_ca.B4])" office:value-type="string" office:string-value="RA3: Instala servicios de transferencia de ficheros, describiendo sus características y aplicaciones. " calcext:value-type="string">
            <text:p>RA3: Instala servicios de transferencia de ficheros, describiendo sus características y aplicaciones. </text:p>
          </table:table-cell>
          <table:table-cell table:style-name="ce42"/>
          <table:table-cell table:style-name="ce42" office:value-type="float" office:value="1.5" calcext:value-type="float">
            <text:p>1,5</text:p>
          </table:table-cell>
        </table:table-row>
        <table:table-row table:style-name="ro1">
          <table:table-cell table:style-name="ce22" office:value-type="string" calcext:value-type="string">
            <text:p>a) Se ha establecido la utilidad y modo de operación del servicio de transferencia de ficheros.</text:p>
          </table:table-cell>
          <table:table-cell table:style-name="ce43" office:value-type="float" office:value="0.1" calcext:value-type="float">
            <text:p>0,1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b) Se ha instalado un servicio de transferencia de ficheros.</text:p>
          </table:table-cell>
          <table:table-cell table:style-name="ce43" office:value-type="float" office:value="0.1" calcext:value-type="float">
            <text:p>0,1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c) Se han creado usuarios y grupos para acceso remoto al servidor.</text:p>
          </table:table-cell>
          <table:table-cell table:style-name="ce43" office:value-type="float" office:value="0.3" calcext:value-type="float">
            <text:p>0,3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d) Se ha configurado el acceso anónimo.</text:p>
          </table:table-cell>
          <table:table-cell table:style-name="ce43" office:value-type="float" office:value="0.2" calcext:value-type="float">
            <text:p>0,2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e) Se han establecido límites en los distintos modos de acceso.</text:p>
          </table:table-cell>
          <table:table-cell table:style-name="ce43" office:value-type="float" office:value="0.3" calcext:value-type="float">
            <text:p>0,3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f) Se ha comprobado el acceso al servidor, tanto en modo activo como en modo pasivo.</text:p>
          </table:table-cell>
          <table:table-cell table:style-name="ce43" office:value-type="float" office:value="0.3" calcext:value-type="float">
            <text:p>0,3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g) Se han realizado pruebas con clientes en línea de comandos y en modo gráfico. </text:p>
          </table:table-cell>
          <table:table-cell table:style-name="ce43" office:value-type="float" office:value="0.2" calcext:value-type="float">
            <text:p>0,2</text:p>
          </table:table-cell>
          <table:table-cell table:style-name="ce43"/>
        </table:table-row>
        <table:table-row table:style-name="ro1">
          <table:table-cell table:style-name="ce39" table:formula="of:=COM.MICROSOFT.CONCAT([$ra_ca.A5];&quot;: &quot;;[$ra_ca.B5])" office:value-type="string" office:string-value="RA4: Gestiona servidores de correo electrónico identificando requerimientos de utilización y aplicando criterios de configuración. " calcext:value-type="string">
            <text:p>RA4: Gestiona servidores de correo electrónico identificando requerimientos de utilización y aplicando criterios de configuración. </text:p>
          </table:table-cell>
          <table:table-cell table:style-name="ce43"/>
          <table:table-cell table:style-name="ce42" office:value-type="float" office:value="1.4" calcext:value-type="float">
            <text:p>1,4</text:p>
          </table:table-cell>
        </table:table-row>
        <table:table-row table:style-name="ro1">
          <table:table-cell table:style-name="ce22" office:value-type="string" calcext:value-type="string">
            <text:p>a) Se han descrito los diferentes protocolos que intervienen en el envío y recogida del correo electrónico.</text:p>
          </table:table-cell>
          <table:table-cell table:style-name="ce43" office:value-type="float" office:value="0.1" calcext:value-type="float">
            <text:p>0,1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b) Se ha instalado un servidor de correo electrónico.</text:p>
          </table:table-cell>
          <table:table-cell table:style-name="ce43" office:value-type="float" office:value="0.1" calcext:value-type="float">
            <text:p>0,1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c) Se han creado cuentas de usuario y verificado el acceso de las mismas.</text:p>
          </table:table-cell>
          <table:table-cell table:style-name="ce43" office:value-type="float" office:value="0.2" calcext:value-type="float">
            <text:p>0,2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d) Se han definido alias para las cuentas de correo.</text:p>
          </table:table-cell>
          <table:table-cell table:style-name="ce43" office:value-type="float" office:value="0.2" calcext:value-type="float">
            <text:p>0,2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e) Se han aplicado métodos para impedir usos indebidos del servidor de correo electrónico.</text:p>
          </table:table-cell>
          <table:table-cell table:style-name="ce43" office:value-type="float" office:value="0.3" calcext:value-type="float">
            <text:p>0,3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f) Se han instalado servicios para permitir la recogida remota del correo existente en los buzones de usuario.</text:p>
          </table:table-cell>
          <table:table-cell table:style-name="ce43" office:value-type="float" office:value="0.3" calcext:value-type="float">
            <text:p>0,3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g) Se han usado clientes de correo electrónico para enviar y recibir correo. </text:p>
          </table:table-cell>
          <table:table-cell table:style-name="ce43" office:value-type="float" office:value="0.2" calcext:value-type="float">
            <text:p>0,2</text:p>
          </table:table-cell>
          <table:table-cell table:style-name="ce43"/>
        </table:table-row>
        <table:table-row table:style-name="ro1">
          <table:table-cell table:style-name="ce39" table:formula="of:=COM.MICROSOFT.CONCAT([$ra_ca.A6];&quot;: &quot;;[$ra_ca.B6])" office:value-type="string" office:string-value="RA5: Gestiona servidores web identificando requerimientos de utilización y aplicando criterios de configuración." calcext:value-type="string">
            <text:p>RA5: Gestiona servidores web identificando requerimientos de utilización y aplicando criterios de configuración.</text:p>
          </table:table-cell>
          <table:table-cell table:style-name="ce42"/>
          <table:table-cell table:style-name="ce42" office:value-type="float" office:value="1.4" calcext:value-type="float">
            <text:p>1,4</text:p>
          </table:table-cell>
        </table:table-row>
        <table:table-row table:style-name="ro1">
          <table:table-cell table:style-name="ce22" office:value-type="string" calcext:value-type="string">
            <text:p>a) Se han descrito los fundamentos y protocolos en los que se basa el funcionamiento de un servidor web.</text:p>
          </table:table-cell>
          <table:table-cell table:style-name="ce43" office:value-type="float" office:value="0.2" calcext:value-type="float">
            <text:p>0,2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b) Se ha instalado un servidor web.</text:p>
          </table:table-cell>
          <table:table-cell table:style-name="ce43" office:value-type="float" office:value="0.2" calcext:value-type="float">
            <text:p>0,2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c) Se han creado sitios virtuales.</text:p>
          </table:table-cell>
          <table:table-cell table:style-name="ce43" office:value-type="string" calcext:value-type="string">
            <text:p>0.2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d) Se han verificado las posibilidades existentes para discriminar el sitio destino del tráfico entrante al servidor.</text:p>
          </table:table-cell>
          <table:table-cell table:style-name="ce43" office:value-type="float" office:value="0.2" calcext:value-type="float">
            <text:p>0,2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e) Se ha configurado la seguridad del servidor.</text:p>
          </table:table-cell>
          <table:table-cell table:style-name="ce43" office:value-type="float" office:value="0.2" calcext:value-type="float">
            <text:p>0,2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f) Se ha comprobando el acceso de los usuarios al servidor.</text:p>
          </table:table-cell>
          <table:table-cell table:style-name="ce43" office:value-type="float" office:value="0.2" calcext:value-type="float">
            <text:p>0,2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g) Se ha diferenciado y probado la ejecución de código en el servidor y en el cliente.</text:p>
          </table:table-cell>
          <table:table-cell table:style-name="ce43" office:value-type="float" office:value="0.2" calcext:value-type="float">
            <text:p>0,2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h) Se han instalado módulos sobre el servidor.</text:p>
          </table:table-cell>
          <table:table-cell table:style-name="ce43" office:value-type="float" office:value="0.1" calcext:value-type="float">
            <text:p>0,1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i) Se han establecido mecanismos para asegurar las comunicaciones entre el cliente y el servidor. </text:p>
          </table:table-cell>
          <table:table-cell table:style-name="ce43" office:value-type="float" office:value="0.1" calcext:value-type="float">
            <text:p>0,1</text:p>
          </table:table-cell>
          <table:table-cell table:style-name="ce43"/>
        </table:table-row>
        <table:table-row table:style-name="ro1">
          <table:table-cell table:style-name="ce39" table:formula="of:=COM.MICROSOFT.CONCAT([$ra_ca.A7];&quot;: &quot;;[$ra_ca.B7])" office:value-type="string" office:string-value="RA6: Gestiona métodos de acceso remoto describiendo sus características e instalando los servicios correspondientes. " calcext:value-type="string">
            <text:p>RA6: Gestiona métodos de acceso remoto describiendo sus características e instalando los servicios correspondientes. </text:p>
          </table:table-cell>
          <table:table-cell table:style-name="ce42"/>
          <table:table-cell table:style-name="ce42" office:value-type="float" office:value="1.5" calcext:value-type="float">
            <text:p>1,5</text:p>
          </table:table-cell>
        </table:table-row>
        <table:table-row table:style-name="ro1">
          <table:table-cell table:style-name="ce22" office:value-type="string" calcext:value-type="string">
            <text:p>a) Se han descrito métodos de acceso y administración remota de sistemas.</text:p>
          </table:table-cell>
          <table:table-cell table:style-name="ce43" office:value-type="float" office:value="0.1" calcext:value-type="float">
            <text:p>0,1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b) Se ha instalado un servicio de acceso remoto en línea de comandos.</text:p>
          </table:table-cell>
          <table:table-cell table:style-name="ce43" office:value-type="float" office:value="0.1" calcext:value-type="float">
            <text:p>0,1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c) Se ha instalado un servicio de acceso remoto en modo gráfico.</text:p>
          </table:table-cell>
          <table:table-cell table:style-name="ce43" office:value-type="float" office:value="0.1" calcext:value-type="float">
            <text:p>0,1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d) Se ha comprobado el funcionamiento de ambos métodos.</text:p>
          </table:table-cell>
          <table:table-cell table:style-name="ce43" office:value-type="float" office:value="0.3" calcext:value-type="float">
            <text:p>0,3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e) Se han identificado las principales ventajas y deficiencias de cada uno.</text:p>
          </table:table-cell>
          <table:table-cell table:style-name="ce43" office:value-type="float" office:value="0.3" calcext:value-type="float">
            <text:p>0,3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f) Se han realizado pruebas de acceso remoto entre sistemas de distinta naturaleza.</text:p>
          </table:table-cell>
          <table:table-cell table:style-name="ce43" office:value-type="float" office:value="0.3" calcext:value-type="float">
            <text:p>0,3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g) Se han realizado pruebas de administración remota entre sistemas de distinta naturaleza. </text:p>
          </table:table-cell>
          <table:table-cell table:style-name="ce43" office:value-type="float" office:value="0.3" calcext:value-type="float">
            <text:p>0,3</text:p>
          </table:table-cell>
          <table:table-cell table:style-name="ce43"/>
        </table:table-row>
        <table:table-row table:style-name="ro1">
          <table:table-cell table:style-name="ce39" table:formula="of:=COM.MICROSOFT.CONCAT([$ra_ca.A8];&quot;: &quot;;[$ra_ca.B8])" office:value-type="string" office:string-value="RA7: Despliega redes inalámbricas seguras justificando la configuración elegida y describiendo los procedimientos de implantación. " calcext:value-type="string">
            <text:p>RA7: Despliega redes inalámbricas seguras justificando la configuración elegida y describiendo los procedimientos de implantación. </text:p>
          </table:table-cell>
          <table:table-cell table:style-name="ce42"/>
          <table:table-cell table:style-name="ce42" office:value-type="float" office:value="0.4" calcext:value-type="float">
            <text:p>0,4</text:p>
          </table:table-cell>
        </table:table-row>
        <table:table-row table:style-name="ro1">
          <table:table-cell table:style-name="ce22" office:value-type="string" calcext:value-type="string">
            <text:p>a) Se ha instalado un punto de acceso inalámbrico dentro de una red local.</text:p>
          </table:table-cell>
          <table:table-cell table:style-name="ce43" office:value-type="float" office:value="0.05" calcext:value-type="float">
            <text:p>0,05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b) Se han reconocido los protocolos, modos de funcionamiento y principales parámetros de configuración del punto de acceso.</text:p>
          </table:table-cell>
          <table:table-cell table:style-name="ce43" office:value-type="float" office:value="0.05" calcext:value-type="float">
            <text:p>0,05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c) Se ha seleccionado la configuración más idónea sobre distintos escenarios de prueba.</text:p>
          </table:table-cell>
          <table:table-cell table:style-name="ce43" office:value-type="float" office:value="0.06" calcext:value-type="float">
            <text:p>0,06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d) Se ha establecido un mecanismo adecuado de seguridad para las comunicaciones inalámbricas.</text:p>
          </table:table-cell>
          <table:table-cell table:style-name="ce43" office:value-type="float" office:value="0.06" calcext:value-type="float">
            <text:p>0,06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e) Se han usado diversos tipos de dispositivos y adaptadores inalámbricos para comprobar la cobertura.</text:p>
          </table:table-cell>
          <table:table-cell table:style-name="ce43" office:value-type="float" office:value="0.06" calcext:value-type="float">
            <text:p>0,06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f) Se ha instalado un encaminador inalámbrico con conexión a red pública y servicios inalámbricos de red local.</text:p>
          </table:table-cell>
          <table:table-cell table:style-name="ce43" office:value-type="float" office:value="0.06" calcext:value-type="float">
            <text:p>0,06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g) Se ha configurado y probado el encaminador desde los ordenadores de la red local. </text:p>
          </table:table-cell>
          <table:table-cell table:style-name="ce43" office:value-type="float" office:value="0.06" calcext:value-type="float">
            <text:p>0,06</text:p>
          </table:table-cell>
          <table:table-cell table:style-name="ce43"/>
        </table:table-row>
        <table:table-row table:style-name="ro1">
          <table:table-cell table:style-name="ce39" table:formula="of:=COM.MICROSOFT.CONCAT([$ra_ca.A9];&quot;: &quot;;[$ra_ca.B9])" office:value-type="string" office:string-value="RA8:  Establece el acceso desde redes locales a redes públicas identificando posibles escenarios y aplicando software específico. " calcext:value-type="string">
            <text:p>RA8: <text:s/>Establece el acceso desde redes locales a redes públicas identificando posibles escenarios y aplicando software específico. 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22" office:value-type="string" calcext:value-type="string">
            <text:p>a) Se ha instalado y configurado el hardware de un sistema con acceso a una red privada local y a una red pública.</text:p>
          </table:table-cell>
          <table:table-cell table:style-name="ce43" office:value-type="float" office:value="0.1" calcext:value-type="float">
            <text:p>0,1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b) Se ha instalado una aplicación que actúe de pasarela entre la red privada local y la red pública.</text:p>
          </table:table-cell>
          <table:table-cell table:style-name="ce43" office:value-type="float" office:value="0.1" calcext:value-type="float">
            <text:p>0,1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c) Se han reconocido y diferenciado las principales características y posibilidades de la aplicación seleccionada.</text:p>
          </table:table-cell>
          <table:table-cell table:style-name="ce43" office:value-type="float" office:value="0.1" calcext:value-type="float">
            <text:p>0,1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d) Se han configurado los sistemas de la red privada local para acceder a la red pública a través de la pasarela.</text:p>
          </table:table-cell>
          <table:table-cell table:style-name="ce43" office:value-type="float" office:value="0.1" calcext:value-type="float">
            <text:p>0,1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e) Se han establecido los procedimientos de control de acceso para asegurar el tráfico que se transmite a través de la pasarela.</text:p>
          </table:table-cell>
          <table:table-cell table:style-name="ce43" office:value-type="float" office:value="0.1" calcext:value-type="float">
            <text:p>0,1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f) Se han implementado mecanismos para acelerar las comunicaciones entre la red privada local y la pública.</text:p>
          </table:table-cell>
          <table:table-cell table:style-name="ce43" office:value-type="float" office:value="0.1" calcext:value-type="float">
            <text:p>0,1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g) Se han identificado los posibles escenarios de aplicación de este tipo de mecanismos.</text:p>
          </table:table-cell>
          <table:table-cell table:style-name="ce43" office:value-type="float" office:value="0.1" calcext:value-type="float">
            <text:p>0,1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h) Se ha establecido un mecanismo que permita reenviar tráfico de red entre dos o más interfaces de un mismo sistema.</text:p>
          </table:table-cell>
          <table:table-cell table:style-name="ce43" office:value-type="float" office:value="0.1" calcext:value-type="float">
            <text:p>0,1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i) Se ha comprobado el acceso a una red determinada desde los sistemas conectados a otra red distinta.</text:p>
          </table:table-cell>
          <table:table-cell table:style-name="ce43" office:value-type="float" office:value="0.1" calcext:value-type="float">
            <text:p>0,1</text:p>
          </table:table-cell>
          <table:table-cell table:style-name="ce43"/>
        </table:table-row>
        <table:table-row table:style-name="ro1">
          <table:table-cell table:style-name="ce22" office:value-type="string" calcext:value-type="string">
            <text:p>j) Se ha implantado y verificado la configuración para acceder desde una red pública a un servicio localizado en una máquina de una red privada local </text:p>
          </table:table-cell>
          <table:table-cell table:style-name="ce43" office:value-type="float" office:value="0.1" calcext:value-type="float">
            <text:p>0,1</text:p>
          </table:table-cell>
          <table:table-cell table:style-name="ce43"/>
        </table:table-row>
        <table:table-row table:style-name="ro1">
          <table:table-cell/>
          <table:table-cell table:formula="of:=SUM([.B2:.B72])" office:value-type="float" office:value="10" calcext:value-type="float">
            <text:p>10</text:p>
          </table:table-cell>
          <table:table-cell table:formula="of:=SUM([.C2:.C72])" office:value-type="float" office:value="10" calcext:value-type="float">
            <text:p>10</text:p>
          </table:table-cell>
        </table:table-row>
        <table:table-row table:style-name="ro1" table:number-rows-repeated="104850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time-style style:name="N112">
      <number:minutes number:style="long"/>
      <number:text>:</number:text>
      <number:seconds number:style="long" number:decimal-places="1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hours/>
      <number:text>:</number:text>
      <number:minutes number:style="long"/>
    </number:time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  </number:text>
    </number:number-style>
    <number:number-style style:name="N13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4P0"/>
    </number:number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number number:decimal-places="0" number:min-decimal-places="0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€</number:text>
    </number:number-style>
    <number:number-style style:name="N14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1P0"/>
    </number:number-style>
    <number:date-style style:name="N142">
      <number:month number:textual="true"/>
      <number:text>-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6">
      <number:day number:style="long"/>
      <number:text>-</number:text>
      <number:month number:textual="true"/>
      <number:text>-</number:text>
      <number:year/>
    </number:date-style>
    <number:time-style style:name="N147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/>
    </number:time-style>
    <number:date-style style:name="N14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50">
      <number:day number:style="long"/>
      <number:text>-</number:text>
      <number:month number:textual="true"/>
    </number:date-style>
    <number:number-style style:name="N151P0" style:volatile="true">
      <number:number number:decimal-places="0" number:min-decimal-places="0" number:min-integer-digits="1" number:grouping="true"/>
      <number:text>   </number:text>
    </number:number-style>
    <number:number-style style:name="N15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1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/00/0000</text:date>, <text:time style:data-style-name="N2" text:time-value="22:46:28.5461177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2T06:43:12.532202392</meta:creation-date>
    <dc:date>2025-10-02T22:51:26.980755837</dc:date>
    <meta:editing-duration>P2DT13H18M28S</meta:editing-duration>
    <meta:editing-cycles>83</meta:editing-cycles>
    <meta:generator>LibreOffice/25.2.3.2$Linux_X86_64 LibreOffice_project/520$Build-2</meta:generator>
    <meta:document-statistic meta:table-count="10" meta:cell-count="538" meta:object-count="0"/>
  </office:meta>
</office:document-meta>
</file>